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3a23" officeooo:paragraph-rsid="00003a23"/>
    </style:style>
    <style:style style:name="T1" style:family="text">
      <style:text-properties officeooo:rsid="00003a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using System;</text:p>
      <text:p text:style-name="Standard"/>
      <text:p text:style-name="Standard"/>
      <text:p text:style-name="Standard">namespace <text:s/><text:span text:style-name="T1">Nombre_projecto</text:span>{ </text:p>
      <text:p text:style-name="Standard"/>
      <text:p text:style-name="Standard"><text:s text:c="4"/>class Program</text:p>
      <text:p text:style-name="Standard"><text:s text:c="4"/>{</text:p>
      <text:p text:style-name="Standard"/>
      <text:p text:style-name="Standard"/>
      <text:p text:style-name="Standard"/>
      <text:p text:style-name="Standard"><text:s text:c="8"/>static void Main(string[] args) {</text:p>
      <text:p text:style-name="Standard"/>
      <text:p text:style-name="P1">}</text:p>
      <text:p text:style-name="P1"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6.2$Windows_X86_64 LibreOffice_project/684e730861356e74889dfe6dbddd3562aae2e6ad</meta:generator>
    <dc:date>2021-10-04T10:11:59.438000000</dc:date>
    <meta:editing-duration>PT1M7S</meta:editing-duration>
    <meta:editing-cycles>1</meta:editing-cycles>
    <meta:document-statistic meta:table-count="0" meta:image-count="0" meta:object-count="0" meta:page-count="1" meta:paragraph-count="8" meta:word-count="15" meta:character-count="107" meta:non-whitespace-character-count="82"/>
  </office:meta>
</office:document-meta>
</file>